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5">
            <text:p>Kandalaksha-5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8400.0">
            <text:p>84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6.0">
            <text:p>76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LU-166">
            <text:p>LU-166</text:p>
          </table:table-cell>
          <table:table-cell office:value-type="float" office:value="67.12">
            <text:p>67.12</text:p>
          </table:table-cell>
          <table:table-cell office:value-type="float" office:value="32.22">
            <text:p>32.22</text:p>
          </table:table-cell>
          <table:table-cell office:value-type="float" office:value="7740.0">
            <text:p>7740.0</text:p>
          </table:table-cell>
          <table:table-cell office:value-type="float" office:value="162.35">
            <text:p>162.35</text:p>
          </table:table-cell>
          <table:table-cell office:value-type="string" office:value="shells at the bottom of a sand pit">
            <text:p>shells at the bottom of a sand pi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5">
            <text:p>17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LE-972">
            <text:p>LE-972</text:p>
          </table:table-cell>
          <table:table-cell office:value-type="float" office:value="67.13">
            <text:p>67.13</text:p>
          </table:table-cell>
          <table:table-cell office:value-type="float" office:value="31.72">
            <text:p>31.72</text:p>
          </table:table-cell>
          <table:table-cell office:value-type="float" office:value="6820.0">
            <text:p>6820.0</text:p>
          </table:table-cell>
          <table:table-cell office:value-type="float" office:value="114.27">
            <text:p>114.27</text:p>
          </table:table-cell>
          <table:table-cell office:value-type="string" office:value="pine wood">
            <text:p>pine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373250000000002">
            <text:p>27.373250000000002</text:p>
          </table:table-cell>
          <table:table-cell office:value-type="float" office:value="2.778699448483049">
            <text:p>2.778699448483049</text:p>
          </table:table-cell>
          <table:table-cell office:value-type="float" office:value="2.778699448483049">
            <text:p>2.778699448483049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1">
            <text:p>Kandalaksha-1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2560.0">
            <text:p>2560.0</text:p>
          </table:table-cell>
          <table:table-cell office:value-type="float" office:value="190.68">
            <text:p>190.68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2">
            <text:p>Kandalaksha-2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4600.0">
            <text:p>46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3">
            <text:p>Kandalaksha-3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4900.0">
            <text:p>4900.0</text:p>
          </table:table-cell>
          <table:table-cell office:value-type="float" office:value="243.84">
            <text:p>243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5">
            <text:p>38.5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4">
            <text:p>Kandalaksha-4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6100.0">
            <text:p>61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3.0">
            <text:p>63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6">
            <text:p>Kandalaksha-6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9100.0">
            <text:p>91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